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text-properties fo:font-size="8pt" fo:language="fr" fo:country="FR" style:font-size-asian="8pt" style:font-size-complex="8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Heading_20_1" style:master-page-name="Standard">
      <style:paragraph-properties fo:text-align="center" style:justify-single-word="false" style:page-number="auto"/>
    </style:style>
    <style:style style:name="P7" style:family="paragraph" style:parent-style-name="List_20_Paragraph" style:list-style-name="WWNum3"/>
    <style:style style:name="P8" style:family="paragraph" style:parent-style-name="List_20_Paragraph" style:list-style-name="WWNum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language="ro" fo:country="R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45853306675297837" text:style-name="Outline">
        <text:list-item>
          <text:h text:style-name="P6" text:outline-level="1">CONVENTIE CIVILA DE PRESTARI SERVICII</text:h>
        </text:list-item>
      </text:list>
      <text:p text:style-name="Standard"/>
      <text:p text:style-name="Standard"><text:span text:style-name="Heading_20_2_20_Char">I. Partile contractante</text:span>:</text:p>
      <text:p text:style-name="P1">1. Asoc. Prop. Mircea cel Batrân bl. 37 sc. A, cu sediul in <text:s/>Brasov, str. Mircea cel Bătrân nr. 47 bl. 37 sc. A, <text:s text:c="2"/>reprezentata prin D-l __________________________________________ în calitate de preşedinte si D-l __________________________________________ in calitate de administrator, numita in prezentul contract <text:span text:style-name="T1">angajator(beneficiar),</text:span> </text:p>
      <text:p text:style-name="P1"><text:span text:style-name="T2">si:</text:span></text:p>
      <text:p text:style-name="P1"><text:span text:style-name="T2">2. Dl (D-na) ____________________________, domiciliat(a) in ______________, str. _______________ nr. ___, judetul _______, nascut(a) in localitatea _______ ___la data de _________ posesor al actului de identitate seria ___, nr. _______________, eliberat de _____________, la data de _______, codul numeric personal _____________________________, in calitate de </text:span><text:span text:style-name="T3">prestator de servicii (executant)</text:span><text:span text:style-name="T2">, </text:span></text:p>
      <text:p text:style-name="Standard">am incheiat prezenta conventie civila in urmatoarele conditii stabilite de comun acord:</text:p>
      <text:p text:style-name="Standard"/>
      <text:list xml:id="list29489427" text:continue-numbering="true" text:style-name="Outline">
        <text:list-item>
          <text:list>
            <text:list-item>
              <text:h text:style-name="Heading_20_2" text:outline-level="2">II. Obiectul conventiei civile</text:h>
            </text:list-item>
          </text:list>
        </text:list-item>
      </text:list>
      <text:list xml:id="list7050097656998817281" text:style-name="WWNum3">
        <text:list-item>
          <text:p text:style-name="P7">activitatea/lucrarea care urmeaza sa fie prestata ___________________________________</text:p>
        </text:list-item>
        <text:list-item>
          <text:p text:style-name="P7"><text:span text:style-name="T2">remuneratia bruta stabilita pentru prestatie _________ lei</text:span></text:p>
        </text:list-item>
        <text:list-item>
          <text:p text:style-name="P7">data efectuarii platii/remuneratiei _______________.</text:p>
        </text:list-item>
      </text:list>
      <text:list xml:id="list29504411" text:continue-list="list29489427" text:style-name="Outline">
        <text:list-item>
          <text:list>
            <text:list-item>
              <text:h text:style-name="Heading_20_2" text:outline-level="2">III. Drepturile si obligatiile partilor</text:h>
            </text:list-item>
          </text:list>
        </text:list-item>
      </text:list>
      <text:p text:style-name="Standard"><text:span text:style-name="T1">1. Angajatorul se obliga:</text:span></text:p>
      <text:list xml:id="list29495500" text:continue-list="list7050097656998817281" text:style-name="WWNum3">
        <text:list-item>
          <text:p text:style-name="P7"><text:span text:style-name="T2">sa-l remunereze pe prestator pentru rezultatul muncii sale;</text:span></text:p>
        </text:list-item>
        <text:list-item>
          <text:p text:style-name="P7"><text:span text:style-name="T2">sa creeze prestatorului conditii corespunzatoare de munca, cu respectarea normelor de protectia muncii;</text:span></text:p>
        </text:list-item>
        <text:list-item>
          <text:p text:style-name="P7"><text:span text:style-name="T2">sa retina si sa vireze impozitul prevazut de lege pentru venitul realizat de prestator.</text:span></text:p>
        </text:list-item>
      </text:list>
      <text:p text:style-name="Standard"><text:span text:style-name="T1">2. Prestatorul se obliga:</text:span></text:p>
      <text:list xml:id="list29501259" text:continue-numbering="true" text:style-name="WWNum3">
        <text:list-item>
          <text:p text:style-name="P7"><text:span text:style-name="T2">sa presteze activitatea sau sa predea lucrarea la termenul convenit, in conditiile si de calitatea ceruta de beneficiar;</text:span></text:p>
        </text:list-item>
        <text:list-item>
          <text:p text:style-name="P7"><text:span text:style-name="T2">sa respecte secretul lucrarilor si regulile disciplinare stabilite de beneficiar pentru salariatii sai;</text:span></text:p>
        </text:list-item>
        <text:list-item>
          <text:p text:style-name="P7"><text:span text:style-name="T2">sa respecte normele de protectie a muncii specifice activitatii.</text:span></text:p>
        </text:list-item>
      </text:list>
      <text:p text:style-name="P2"><text:soft-page-break/></text:p>
      <text:list xml:id="list29498443" text:continue-list="list29504411" text:style-name="Outline">
        <text:list-item>
          <text:list>
            <text:list-item>
              <text:h text:style-name="Heading_20_2" text:outline-level="2">IV. Durata conventiei civile</text:h>
            </text:list-item>
          </text:list>
        </text:list-item>
      </text:list>
      <text:list xml:id="list29494212" text:continue-list="list29501259" text:style-name="WWNum3">
        <text:list-item>
          <text:p text:style-name="P7">Durata nedeterminata/determinata _________, timpul de lucru ____ore/zi (pentru activitate cu caracter de regularitate, conform art. 3 lit. a din Legea nr. 130/1999).</text:p>
        </text:list-item>
        <text:list-item>
          <text:p text:style-name="P7"><text:span text:style-name="T2">Durata executarii lucrarii ________ (pentru activitati prestate la asociatiile de locatari sau de proprietari, conform art. 3 lit. b din Legea nr. 130/1999).</text:span></text:p>
        </text:list-item>
      </text:list>
      <text:list xml:id="list29501984" text:continue-list="list29498443" text:style-name="Outline">
        <text:list-item>
          <text:list>
            <text:list-item>
              <text:h text:style-name="Heading_20_2" text:outline-level="2"><text:span text:style-name="T2">V. Modificarea conventiei civile</text:span></text:h>
            </text:list-item>
          </text:list>
        </text:list-item>
      </text:list>
      <text:p text:style-name="Standard"><text:span text:style-name="T2">Modificarea oricarei clauze a conventiei civile se poate face numai prin intelegere intre parti, convenita in scris, prin act aditional la inspectoratul teritorial de munca.</text:span></text:p>
      <text:list xml:id="list29507622" text:continue-numbering="true" text:style-name="Outline">
        <text:list-item>
          <text:list>
            <text:list-item>
              <text:h text:style-name="Heading_20_2" text:outline-level="2"><text:span text:style-name="T2">VI. Incetarea conventiei civile</text:span></text:h>
            </text:list-item>
          </text:list>
        </text:list-item>
      </text:list>
      <text:p text:style-name="P2"/>
      <text:p text:style-name="Standard"><text:span text:style-name="T3">Prezenta conventie civila inceteaza:</text:span></text:p>
      <text:list xml:id="list7593757614559950457" text:style-name="WWNum7">
        <text:list-item>
          <text:p text:style-name="P8">prin acordul scris al partilor;</text:p>
        </text:list-item>
      </text:list>
      <text:list xml:id="list29508725" text:continue-list="list29507622" text:style-name="Outline">
        <text:list-item>
          <text:list>
            <text:list-item>
              <text:h text:style-name="Heading_20_2" text:outline-level="2">VII. Raspunderea partilor</text:h>
            </text:list-item>
          </text:list>
        </text:list-item>
      </text:list>
      <text:p text:style-name="Standard">Neindeplinirea sau indeplinirea necorespunzatoare a obligatiilor asumate prin prezenta conventie civila atrage raspunderea partii in culpa, in afara de cazurile de exonerare prevazute de lege.</text:p>
      <text:p text:style-name="Standard"><text:span text:style-name="T2">Litigiile ivite in derularea prezentei conventii civile se solutioneaza pe cale amiabila sau de catre judecatorie, in cazul in care nu s-au solutionat pe cale amiabila.</text:span></text:p>
      <text:p text:style-name="Standard"><text:span text:style-name="T2">Prezenta conventie civila a fost incheiata in doua exemplare, cate unul pentru fiecare parte. </text:span></text:p>
      <text:p text:style-name="P3"/>
      <text:p text:style-name="Standard"><text:span text:style-name="T4">Angajator(Beneficiar) <text:s text:c="25"/>…......... <text:s text:c="5"/>Prestator(Executant)</text:span></text:p>
      <text:p text:style-name="Standard"><text:span text:style-name="T5">Asoc. Prop. Mircea cel Batrân bl. 37 sc.A</text:span></text:p>
      <text:p text:style-name="Standard"><text:span text:style-name="T1">___________________________</text:span>, <text:tab/><text:tab/><text:tab/><text:tab/>________________________________</text:p>
      <text:p text:style-name="Standard"><text:span text:style-name="T1">Preşedinte</text:span></text:p>
      <text:p text:style-name="P4"/>
      <text:p text:style-name="Standard"><text:span text:style-name="T1">_______________________________, <text:tab/><text:tab/><text:tab/><text:tab/><text:tab/><text:tab/><text:tab/><text:tab/></text:span></text:p>
      <text:p text:style-name="P5"><text:span text:style-name="T1">Administrator</text:span> <text:tab/><text:tab/><text:tab/><text:tab/><text:tab/></text:p>
      <text:p text:style-name="P5">L.S. 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2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font-name-complex="Calibri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name-complex="Cambria1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name-asian="Times New Roman" style:font-size-asian="13pt" style:font-weight-asian="bold" style:font-name-complex="Cambria1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name-asian="Times New Roman" style:font-weight-asian="bold" style:font-name-complex="Cambria1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name-asian="Times New Roman" style:font-style-asian="italic" style:font-weight-asian="bold" style:font-name-complex="Cambria1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mbria" style:font-name-asian="Times New Roman" style:font-name-complex="Cambria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mbria" fo:font-style="italic" style:font-name-asian="Times New Roman" style:font-style-asian="italic" style:font-name-complex="Cambria1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mbria" fo:font-style="italic" style:font-name-asian="Times New Roman" style:font-style-asian="italic" style:font-name-complex="Cambria1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04040" style:font-name="Cambria" fo:font-size="10pt" style:font-name-asian="Times New Roman" style:font-size-asian="10pt" style:font-name-complex="Cambria1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mbria" fo:font-size="10pt" fo:font-style="italic" style:font-name-asian="Times New Roman" style:font-size-asian="10pt" style:font-style-asian="italic" style:font-name-complex="Cambria1" style:font-size-complex="10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Cambria1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Cambria1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name-complex="Cambria1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style-asian="italic" style:font-weight-asian="bold" style:font-name-complex="Cambria1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style:font-name-complex="Cambria1"/>
    </style:style>
    <style:style style:name="Heading_20_6_20_Char" style:display-name="Heading 6 Char" style:family="text" style:parent-style-name="Default_20_Paragraph_20_Font">
      <style:text-properties fo:color="#243f60" style:font-name="Cambria" fo:font-style="italic" style:font-style-asian="italic" style:font-name-complex="Cambria1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style="italic" style:font-style-asian="italic" style:font-name-complex="Cambria1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size="10pt" style:font-size-asian="10pt" style:font-name-complex="Cambria1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size="10pt" fo:font-style="italic" style:font-size-asian="10pt" style:font-style-asian="italic" style:font-name-complex="Cambria1" style:font-size-complex="10pt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Wingdings1"/>
    </style:style>
    <style:style style:name="ListLabel_20_4" style:display-name="ListLabel 4" style:family="text">
      <style:text-properties style:font-name-asian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language="ro" fo:country="RO"/>
    </style:style>
    <style:page-layout style:name="Mpm1">
      <style:page-layout-properties fo:page-width="21.59cm" fo:page-height="27.94cm" style:num-format="1" style:print-orientation="portrait" fo:margin-top="1cm" fo:margin-bottom="0.19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552cm" fo:margin-left="0cm" fo:margin-right="0cm" fo:margin-top="1.453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><text:tab/><text:span text:style-name="MT1"><text:tab/></text:span> <text:s text:c="30"/><text:tab/><text:tab/><text:tab/><text:tab/><text:tab/><text:tab/>Pag. <text:page-number text:select-page="current">2</text:page-number> din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</meta:initial-creator>
    <dc:creator>receptie 1 </dc:creator>
    <meta:editing-cycles>3</meta:editing-cycles>
    <meta:print-date>2013-09-18T12:00:00</meta:print-date>
    <meta:creation-date>2013-09-18T12:12:00</meta:creation-date>
    <dc:date>2018-06-09T09:30:16.76</dc:date>
    <meta:editing-duration>PT3S</meta:editing-duration>
    <meta:generator>OpenOffice/4.1.2$Win32 OpenOffice.org_project/412m3$Build-9782</meta:generator>
    <meta:document-statistic meta:table-count="0" meta:image-count="0" meta:object-count="0" meta:page-count="2" meta:paragraph-count="39" meta:word-count="415" meta:character-count="3199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